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50000007A9103DB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7cdea" officeooo:paragraph-rsid="0017cdea"/>
    </style:style>
    <style:style style:name="T1" style:family="text">
      <style:text-properties officeooo:rsid="0018f0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0cm" svg:width="17cm" svg:height="2.628cm" draw:z-index="0"><draw:image xlink:href="Pictures/10000201000003150000007A9103DBFE.png" xlink:type="simple" xlink:show="embed" xlink:actuate="onLoad"/></draw:frame></text:p>
      <text:p text:style-name="P1">all the above didn't give us the <text:span text:style-name="T1">boost in </text:span>resul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5:35:12.732379681</dc:date>
    <dc:creator>Satish Palaniappan</dc:creator>
    <meta:generator>LibreOffice/4.2.3.3$Linux_X86_64 LibreOffice_project/420m0$Build-3</meta:generator>
    <meta:editing-duration>P0D</meta:editing-duration>
    <meta:editing-cycles>1</meta:editing-cycles>
    <meta:document-statistic meta:table-count="0" meta:image-count="1" meta:object-count="0" meta:page-count="1" meta:paragraph-count="1" meta:word-count="10" meta:character-count="49" meta:non-whitespace-character-count="40"/>
  </office:meta>
</office:document-meta>
</file>